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66.89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72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0.43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48.2mm"/>
    </style:style>
    <style:style style:name="co9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3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31.47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17.71mm" fo:break-before="auto" style:use-optimal-row-height="true"/>
    </style:style>
    <style:style style:name="ro8" style:family="table-row">
      <style:table-row-properties style:row-height="24.59mm" fo:break-before="auto" style:use-optimal-row-height="true"/>
    </style:style>
    <style:style style:name="ro9" style:family="table-row">
      <style:table-row-properties style:row-height="62.42mm" fo:break-before="auto" style:use-optimal-row-height="true"/>
    </style:style>
    <style:style style:name="ro10" style:family="table-row">
      <style:table-row-properties style:row-height="100.26mm" fo:break-before="auto" style:use-optimal-row-height="true"/>
    </style:style>
    <style:style style:name="ro11" style:family="table-row">
      <style:table-row-properties style:row-height="14.27mm" fo:break-before="auto" style:use-optimal-row-height="true"/>
    </style:style>
    <style:style style:name="ro12" style:family="table-row">
      <style:table-row-properties style:row-height="34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 style:font-name="Liberation Sans" style:font-name-asian="WenQuanYi Zen Hei Sharp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wrap-option="wrap"/>
    </style:style>
    <style:style style:name="ce17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9" style:family="table-cell" style:parent-style-name="Default">
      <style:table-cell-properties fo:wrap-option="wrap"/>
      <style:text-properties fo:color="#000000"/>
    </style:style>
    <style:style style:name="ce20" style:family="table-cell" style:parent-style-name="Default">
      <style:text-properties fo:color="#000000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54" style:family="table-cell" style:parent-style-name="Default">
      <style:text-properties fo:color="#ff0000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Liberation Sans" style:font-name-asian="WenQuanYi Zen Hei Sharp" style:font-name-complex="Lohit Devanagari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color="#000000" style:font-name="Liberation Sans" style:font-name-asian="WenQuanYi Zen Hei Sharp" style:font-name-complex="Lohit Devanagari"/>
    </style:style>
    <style:style style:name="ce27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" style:font-name-asian="WenQuanYi Zen Hei Sharp" style:font-name-complex="Lohit Devanagari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Zen Hei Sharp" style:font-name-complex="Lohit Devanagari"/>
    </style:style>
    <style:style style:name="ce57" style:family="table-cell" style:parent-style-name="Default">
      <style:text-properties style:font-name="Liberation Sans" style:font-name-asian="WenQuanYi Zen Hei Sharp" style:font-name-complex="Lohit Devanagari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/>
    </style:style>
    <style:style style:name="T1" style:family="text">
      <style:text-properties style:font-name-asian="WenQuanYi Zen Hei Sharp" style:font-name-complex="Lohit Devanagari"/>
    </style:style>
    <style:style style:name="T2" style:family="text">
      <style:text-properties style:font-name="Liberation Sans" style:font-name-asian="WenQuanYi Zen Hei Sharp" style:font-name-complex="Lohit Devanagari"/>
    </style:style>
    <style:style style:name="T3" style:family="text">
      <style:text-properties style:font-name-asian="Liberation Sans" style:font-name-complex="Liberation Sans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 table:print-ranges="Sheet1.B4:Sheet1.B4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ce8"/>
        <table:table-column table:style-name="co5" table:number-columns-repeated="1012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me da variável original</text:p>
          </table:table-cell>
          <table:table-cell table:style-name="ce1" office:value-type="string" calcext:value-type="string">
            <text:p>Descrição original</text:p>
          </table:table-cell>
          <table:table-cell table:style-name="ce9" office:value-type="string" calcext:value-type="string">
            <text:p>Categorias</text:p>
          </table:table-cell>
          <table:table-cell table:style-name="ce9" office:value-type="string" calcext:value-type="string">
            <text:p>Padroniz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ransformação</text:p>
          </table:table-cell>
          <table:table-cell table:style-name="ce1" office:value-type="string" calcext:value-type="string">
            <text:p>Nome da variável padronizada</text:p>
          </table:table-cell>
          <table:table-cell table:style-name="ce1" office:value-type="string" calcext:value-type="string">
            <text:p>Características</text:p>
          </table:table-cell>
          <table:table-cell table:style-name="ce1" office:value-type="string" calcext:value-type="string">
            <text:p>Permanência</text:p>
          </table:table-cell>
          <table:table-cell table:style-name="ce1" table:number-columns-repeated="1012"/>
          <table:table-cell table:number-columns-repeated="3"/>
        </table:table-row>
        <table:table-row table:style-name="ro1">
          <table:table-cell table:style-name="ce11" office:value-type="string" calcext:value-type="string">
            <text:p>NUMERODN</text:p>
          </table:table-cell>
          <table:table-cell table:style-name="Default" office:value-type="string" calcext:value-type="string">
            <text:p>Nuúmero da DN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style-name="ce1" table:number-columns-repeated="441"/>
          <table:table-cell table:number-columns-repeated="3"/>
        </table:table-row>
        <table:table-row table:style-name="ro2">
          <table:table-cell table:style-name="ce11" office:value-type="string" calcext:value-type="string">
            <text:p>CODINST</text:p>
          </table:table-cell>
          <table:table-cell table:style-name="ce28" office:value-type="string" calcext:value-type="string">
            <text:p>Código de configuração da instalação: – 1o caracter: nível de</text:p>
            <text:p>instalação (M – municipal; R – regional; E – estadual); – 2o e 3o</text:p>
            <text:p>caracter: UF de instalação; – 4o ao 9o caracter: código do</text:p>
            <text:p>município de instalação; – 10o ao 13o caracter: no da máquin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UMERODV</text:p>
          </table:table-cell>
          <table:table-cell table:style-name="Default" office:value-type="string" calcext:value-type="string">
            <text:p>Número do Dígito Verificador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ORIGEM</text:p>
          </table:table-cell>
          <table:table-cell table:style-name="Default" table:number-columns-repeated="3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office:value-type="string" calcext:value-type="string">
            <text:p>Não tem no dicionario original.</text:p>
            <text:p/>
          </table:table-cell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PREFIXODN</text:p>
          </table:table-cell>
          <table:table-cell table:style-name="Default" office:value-type="string" calcext:value-type="string">
            <text:p>Prefixo da DN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ce57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CART</text:p>
          </table:table-cell>
          <table:table-cell table:style-name="Default" office:value-type="string" calcext:value-type="string">
            <text:p>Código do cartório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MUNCART</text:p>
          </table:table-cell>
          <table:table-cell table:style-name="Default" office:value-type="string" calcext:value-type="string">
            <text:p>Código do município do cartório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UMREGCART</text:p>
          </table:table-cell>
          <table:table-cell table:style-name="Default" office:value-type="string" calcext:value-type="string">
            <text:p>Número do registro civil (cartório)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DTREGCART</text:p>
          </table:table-cell>
          <table:table-cell table:style-name="Default" office:value-type="string" calcext:value-type="string">
            <text:p>Data do registro no cartório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4">
          <table:table-cell table:style-name="ce11" office:value-type="string" calcext:value-type="string">
            <text:p>CODESTAB</text:p>
          </table:table-cell>
          <table:table-cell table:style-name="ce28" office:value-type="string" calcext:value-type="string">
            <text:p>Código do estabelecimento de saúde onde ocorreu o</text:p>
            <text:p>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MUNNASC</text:p>
          </table:table-cell>
          <table:table-cell table:style-name="Default" office:value-type="string" calcext:value-type="string">
            <text:p>Código do município de nascimento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5">
          <table:table-cell table:style-name="ce5" office:value-type="string" calcext:value-type="string">
            <text:p>LOCNASC</text:p>
          </table:table-cell>
          <table:table-cell table:style-name="ce17" office:value-type="string" calcext:value-type="string">
            <text:p>Local</text:p>
            <text:p>Ocorrencia</text:p>
          </table:table-cell>
          <table:table-cell table:style-name="ce17" office:value-type="string" calcext:value-type="string">
            <text:p>1 – Hospital </text:p>
            <text:p>2 – Outros estabelecimentos</text:p>
            <text:p>de saúde </text:p>
            <text:p>3 – Domicílio </text:p>
            <text:p>4 – Outros</text:p>
          </table:table-cell>
          <table:table-cell table:style-name="ce47" office:value-type="string" calcext:value-type="string">
            <text:p><text:span text:style-name="T1">0 – Nulo</text:span></text:p>
            <text:p><text:span text:style-name="T1">1 – Hospital </text:span></text:p>
            <text:p><text:span text:style-name="T1">2 – Outros estabelecimentos</text:span></text:p>
            <text:p><text:span text:style-name="T1">de saúde </text:span></text:p>
            <text:p><text:span text:style-name="T1">3 – Domicílio </text:span></text:p>
            <text:p><text:span text:style-name="T1">4 – Outros</text:span></text:p>
            <text:p><text:span text:style-name="T1">99 – Inconsistência</text:span></text:p>
            <text:p/>
            <text:p/>
          </table:table-cell>
          <table:table-cell table:style-name="ce17" office:value-type="string" calcext:value-type="string">
            <text:p>Byte</text:p>
          </table:table-cell>
          <table:table-cell table:style-name="ce60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</text:span></text:p>
            <text:p><text:span text:style-name="T1">}</text:span></text:p>
          </table:table-cell>
          <table:table-cell table:style-name="ce17"/>
          <table:table-cell table:style-name="ce17" office:value-type="string" calcext:value-type="string">
            <text:p>As categorias 5 (3905 registros) e 9 (341 registros) não estão definidas no dicionario original </text:p>
            <text:p/>
          </table:table-cell>
          <table:table-cell table:style-name="ce17" office:value-type="string" calcext:value-type="string">
            <text:p>2011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11" office:value-type="string" calcext:value-type="string">
            <text:p>ENDNASC</text:p>
          </table:table-cell>
          <table:table-cell table:style-name="Default" office:value-type="string" calcext:value-type="string">
            <text:p>Endereço do local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ce57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BAINASC</text:p>
          </table:table-cell>
          <table:table-cell table:style-name="Default" office:value-type="string" calcext:value-type="string">
            <text:p>Código do bairr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ENDNASC</text:p>
          </table:table-cell>
          <table:table-cell table:style-name="Default" office:value-type="string" calcext:value-type="string">
            <text:p>Código de endereç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MPLNASC</text:p>
          </table:table-cell>
          <table:table-cell table:style-name="Default" office:value-type="string" calcext:value-type="string">
            <text:p>Complemento do endereç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UMENDNASC</text:p>
          </table:table-cell>
          <table:table-cell table:style-name="Default" office:value-type="string" calcext:value-type="string">
            <text:p>Número do endereç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EPNASC</text:p>
          </table:table-cell>
          <table:table-cell table:style-name="Default" office:value-type="string" calcext:value-type="string">
            <text:p>CEP do endereç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OMEMAE</text:p>
          </table:table-cell>
          <table:table-cell table:style-name="Default" office:value-type="string" calcext:value-type="string">
            <text:p>Nome da mãe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OMERNASC</text:p>
          </table:table-cell>
          <table:table-cell table:style-name="Default" office:value-type="string" calcext:value-type="string">
            <text:p>Nome do recém‐nascid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IDADEMAE</text:p>
          </table:table-cell>
          <table:table-cell table:style-name="Default" office:value-type="string" calcext:value-type="string">
            <text:p>Idade da mãe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2">
          <table:table-cell table:style-name="ce11" office:value-type="string" calcext:value-type="string">
            <text:p>ESTCIVMAE</text:p>
          </table:table-cell>
          <table:table-cell table:style-name="Default" office:value-type="string" calcext:value-type="string">
            <text:p>Estado Civil</text:p>
          </table:table-cell>
          <table:table-cell table:style-name="ce28" office:value-type="string" calcext:value-type="string">
            <text:p>1 – Solteira</text:p>
            <text:p>2 – Casada </text:p>
            <text:p>3 – Viúva</text:p>
            <text:p>4 – Separada judicialmente/divorciada </text:p>
            <text:p>5 – União estável </text:p>
            <text:p>9 – Ignorada</text:p>
          </table:table-cell>
          <table:table-cell table:style-name="Default" office:value-type="string" calcext:value-type="string">
            <text:p>0 - Nulo</text:p>
            <text:p>1 – Solteira</text:p>
            <text:p>2 – Casada </text:p>
            <text:p>3 – Viúva</text:p>
            <text:p>4 – Separada judicialmente/divorciada </text:p>
            <text:p>5 – União estável </text:p>
            <text:p>88 – Ignorada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2">
          <table:table-cell table:style-name="ce11" office:value-type="string" calcext:value-type="string">
            <text:p>ESCMAE</text:p>
          </table:table-cell>
          <table:table-cell table:style-name="Default" office:value-type="string" calcext:value-type="string">
            <text:p>Esc Mae Anos</text:p>
          </table:table-cell>
          <table:table-cell table:style-name="Default" office:value-type="string" calcext:value-type="string">
            <text:p>1 – Nenhuma</text:p>
            <text:p>2 – 1 a 3 anos </text:p>
            <text:p>3 – 4 a 7 anos </text:p>
            <text:p>4 – 8 a 11 anos </text:p>
            <text:p>5 – 12 e mais </text:p>
            <text:p>9 – Ignorado</text:p>
          </table:table-cell>
          <table:table-cell table:style-name="Default" office:value-type="string" calcext:value-type="string">
            <text:p>0 - Nulo</text:p>
            <text:p>1 – Nenhuma</text:p>
            <text:p>2 – 1 a 3 anos </text:p>
            <text:p>3 – 4 a 7 anos </text:p>
            <text:p>4 – 8 a 11 anos </text:p>
            <text:p>5 – 12 e mais </text:p>
            <text:p>88 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4">
          <table:table-cell table:style-name="ce11" office:value-type="string" calcext:value-type="string">
            <text:p>CODOCUPMAE</text:p>
          </table:table-cell>
          <table:table-cell table:style-name="ce28" office:value-type="string" calcext:value-type="string">
            <text:p>Código de ocupação da mãe conforme tabela do CBO (Código</text:p>
            <text:p>Brasileiro de Ocupações).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QTDFILVIVO</text:p>
          </table:table-cell>
          <table:table-cell table:style-name="Default" office:value-type="string" calcext:value-type="string">
            <text:p>Número de filhos vivos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QTDFILMORT</text:p>
          </table:table-cell>
          <table:table-cell table:style-name="Default" office:value-type="string" calcext:value-type="string">
            <text:p>Número de perdas fetais e abortos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MUNRES</text:p>
          </table:table-cell>
          <table:table-cell table:style-name="Default" office:value-type="string" calcext:value-type="string">
            <text:p>Código do município de residência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BAIRES</text:p>
          </table:table-cell>
          <table:table-cell table:style-name="Default" office:value-type="string" calcext:value-type="string">
            <text:p>Código do bairro de residênci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ENDRES</text:p>
          </table:table-cell>
          <table:table-cell table:style-name="Default" office:value-type="string" calcext:value-type="string">
            <text:p>Endereço de residênci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ENDRES</text:p>
          </table:table-cell>
          <table:table-cell table:style-name="Default" office:value-type="string" calcext:value-type="string">
            <text:p>Código de endereço de residênci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MPLRES</text:p>
          </table:table-cell>
          <table:table-cell table:style-name="Default" office:value-type="string" calcext:value-type="string">
            <text:p>Complemento do endereço de residênci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UMRES</text:p>
          </table:table-cell>
          <table:table-cell table:style-name="Default" office:value-type="string" calcext:value-type="string">
            <text:p>Número do endereço de residênci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EPRES</text:p>
          </table:table-cell>
          <table:table-cell table:style-name="Default" office:value-type="string" calcext:value-type="string">
            <text:p>CEP da residência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ce57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PAISRES</text:p>
          </table:table-cell>
          <table:table-cell table:style-name="Default" office:value-type="string" calcext:value-type="string">
            <text:p>Código do país de residência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7</text:p>
          </table:table-cell>
          <table:table-cell table:style-name="Default" table:number-columns-repeated="571"/>
          <table:table-cell table:number-columns-repeated="444"/>
        </table:table-row>
        <table:table-row table:style-name="ro5">
          <table:table-cell table:style-name="ce11" office:value-type="string" calcext:value-type="string">
            <text:p>GESTACAO</text:p>
          </table:table-cell>
          <table:table-cell table:style-name="Default" office:value-type="string" calcext:value-type="string">
            <text:p>Duracao Gestação</text:p>
          </table:table-cell>
          <table:table-cell table:style-name="Default" office:value-type="string" calcext:value-type="string">
            <text:p>1– Menos de 22 semanas</text:p>
            <text:p>2– 22 a 27 semanas </text:p>
            <text:p>3– 28 a 31 semanas </text:p>
            <text:p>4– 32 a 36 semanas </text:p>
            <text:p>5– 37 a 41 semanas </text:p>
            <text:p>6– 42 semanas e mais</text:p>
            <text:p>9– Ignorado</text:p>
          </table:table-cell>
          <table:table-cell table:style-name="Default" office:value-type="string" calcext:value-type="string">
            <text:p>0- Nulo</text:p>
            <text:p>1– Menos de 22 semanas</text:p>
            <text:p>2– 22 a 27 semanas </text:p>
            <text:p>3– 28 a 31 semanas </text:p>
            <text:p>4– 32 a 36 semanas </text:p>
            <text:p>5– 37 a 41 semanas </text:p>
            <text:p>6– 42 semanas e mais</text:p>
            <text:p>88– Ignorado</text:p>
            <text:p>99-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,</text:span></text:p>
            <text:p><text:span text:style-name="T1">'6’:’6’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6">
          <table:table-cell table:style-name="ce11" office:value-type="string" calcext:value-type="string">
            <text:p>GRAVIDEZ</text:p>
          </table:table-cell>
          <table:table-cell table:style-name="Default" office:value-type="string" calcext:value-type="string">
            <text:p>Tipo de Gravidez</text:p>
          </table:table-cell>
          <table:table-cell table:style-name="Default" office:value-type="string" calcext:value-type="string">
            <text:p>1– Única </text:p>
            <text:p>2– Dupla </text:p>
            <text:p>3– Tripla ou mais </text:p>
            <text:p>9– Ignorado</text:p>
          </table:table-cell>
          <table:table-cell table:style-name="Default" office:value-type="string" calcext:value-type="string">
            <text:p>0- Nulo</text:p>
            <text:p>1– Única </text:p>
            <text:p>2– Dupla </text:p>
            <text:p>3– Tripla ou mais </text:p>
            <text:p>88– Ignorado</text:p>
            <text:p>99-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7">
          <table:table-cell table:style-name="ce11" office:value-type="string" calcext:value-type="string">
            <text:p>PARTO</text:p>
          </table:table-cell>
          <table:table-cell table:style-name="Default" office:value-type="string" calcext:value-type="string">
            <text:p>Tipo de Parto</text:p>
          </table:table-cell>
          <table:table-cell table:style-name="Default" office:value-type="string" calcext:value-type="string">
            <text:p>1– Vaginal</text:p>
            <text:p>2– Cesário </text:p>
            <text:p>9– Ignorado</text:p>
          </table:table-cell>
          <table:table-cell table:style-name="Default" office:value-type="string" calcext:value-type="string">
            <text:p>0- Nulo</text:p>
            <text:p>1– Vaginal</text:p>
            <text:p>2– Cesário </text:p>
            <text:p>88– Ignorado</text:p>
            <text:p>99-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8">
          <table:table-cell table:style-name="ce11" office:value-type="string" calcext:value-type="string">
            <text:p>CONSULTAS</text:p>
          </table:table-cell>
          <table:table-cell table:style-name="Default" office:value-type="string" calcext:value-type="string">
            <text:p>Cons Pre‐Natal</text:p>
          </table:table-cell>
          <table:table-cell table:style-name="Default" office:value-type="string" calcext:value-type="string">
            <text:p>1– Nenhuma </text:p>
            <text:p>2– de 1 a 3</text:p>
            <text:p>3– de 4 a 6 </text:p>
            <text:p>4– 7 e mais </text:p>
            <text:p>9– Ignorado.</text:p>
          </table:table-cell>
          <table:table-cell table:style-name="Default" office:value-type="string" calcext:value-type="string">
            <text:p>0 - Nulo</text:p>
            <text:p>1– Nenhuma </text:p>
            <text:p>2– de 1 a 3</text:p>
            <text:p>3– de 4 a 6 </text:p>
            <text:p>4– 7 e mais </text:p>
            <text:p>88– Ignorado</text:p>
            <text:p>99 -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DTNASC</text:p>
          </table:table-cell>
          <table:table-cell table:style-name="Default" office:value-type="string" calcext:value-type="string">
            <text:p>Data de nascimento: dd mm aaaa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HORANASC</text:p>
          </table:table-cell>
          <table:table-cell table:style-name="Default" office:value-type="string" calcext:value-type="string">
            <text:p>Horário de nascimen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8">
          <table:table-cell table:style-name="ce5" office:value-type="string" calcext:value-type="string">
            <text:p>SEX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M – Masculino</text:p>
            <text:p>F – Feminino</text:p>
            <text:p>I – ignorado</text:p>
          </table:table-cell>
          <table:table-cell table:style-name="ce47" office:value-type="string" calcext:value-type="string">
            <text:p><text:span text:style-name="T1">0 – Nullo</text:span></text:p>
            <text:p><text:span text:style-name="T1">1 – Masculino</text:span></text:p>
            <text:p><text:span text:style-name="T1">2 – Feminino</text:span></text:p>
            <text:p><text:span text:style-name="T1">88 – Ignorado</text:span></text:p>
            <text:p><text:span text:style-name="T1">99 – Inconsistência</text:span></text:p>
          </table:table-cell>
          <table:table-cell table:style-name="ce17" office:value-type="string" calcext:value-type="string">
            <text:p>Byte</text:p>
          </table:table-cell>
          <table:table-cell table:style-name="ce60" office:value-type="string" calcext:value-type="string">
            <text:p><text:span text:style-name="T1">{</text:span></text:p>
            <text:p><text:span text:style-name="T1">'M':'1',</text:span></text:p>
            <text:p><text:span text:style-name="T2">'1':'1',</text:span></text:p>
            <text:p><text:span text:style-name="T1">'F':'2',</text:span></text:p>
            <text:p><text:span text:style-name="T2">'2':'2',</text:span></text:p>
            <text:p><text:span text:style-name="T1">'I':'88'</text:span></text:p>
            <text:p><text:span text:style-name="T1">}</text:span></text:p>
          </table:table-cell>
          <table:table-cell table:style-name="ce17"/>
          <table:table-cell/>
          <table:table-cell table:style-name="ce47" office:value-type="string" calcext:value-type="string">
            <text:p>2001-2017</text:p>
          </table:table-cell>
          <table:table-cell table:style-name="ce54" table:number-columns-repeated="571"/>
          <table:table-cell table:style-name="ce40" table:number-columns-repeated="441"/>
          <table:table-cell table:style-name="ce54" table:number-columns-repeated="3"/>
        </table:table-row>
        <table:table-row table:style-name="ro1">
          <table:table-cell table:style-name="ce11" office:value-type="string" calcext:value-type="string">
            <text:p>APGAR1</text:p>
          </table:table-cell>
          <table:table-cell table:style-name="Default" office:value-type="string" calcext:value-type="string">
            <text:p>Apgar no 1o minu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APGAR5</text:p>
          </table:table-cell>
          <table:table-cell table:style-name="Default" office:value-type="string" calcext:value-type="string">
            <text:p>Apgar no 5o minuto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8">
          <table:table-cell table:style-name="ce11" office:value-type="string" calcext:value-type="string">
            <text:p>RACACOR</text:p>
          </table:table-cell>
          <table:table-cell table:style-name="Default" office:value-type="string" calcext:value-type="string">
            <text:p>Raca Cor Nascido</text:p>
          </table:table-cell>
          <table:table-cell table:style-name="Default" office:value-type="string" calcext:value-type="string">
            <text:p>1– Branca </text:p>
            <text:p>2– Preta </text:p>
            <text:p>3– Amarela</text:p>
            <text:p>4– Parda </text:p>
            <text:p>5– Indígena</text:p>
          </table:table-cell>
          <table:table-cell table:style-name="Default" office:value-type="string" calcext:value-type="string">
            <text:p>0 - Nulo</text:p>
            <text:p>1– Branca </text:p>
            <text:p>2– Preta </text:p>
            <text:p>3– Amarela</text:p>
            <text:p>4– Parda </text:p>
            <text:p>5– Indígena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8">
          <table:table-cell table:style-name="ce11" office:value-type="string" calcext:value-type="string">
            <text:p>RACACORMAE</text:p>
          </table:table-cell>
          <table:table-cell table:style-name="Default" office:value-type="string" calcext:value-type="string">
            <text:p>Raca Cor da Mãe</text:p>
          </table:table-cell>
          <table:table-cell table:style-name="Default" office:value-type="string" calcext:value-type="string">
            <text:p>1– Branca </text:p>
            <text:p>2– Preta </text:p>
            <text:p>3– Amarela</text:p>
            <text:p>4– Parda </text:p>
            <text:p>5– Indígena</text:p>
          </table:table-cell>
          <table:table-cell table:style-name="Default" office:value-type="string" calcext:value-type="string">
            <text:p>0 - Nulo</text:p>
            <text:p>1– Branca </text:p>
            <text:p>2– Preta </text:p>
            <text:p>3– Amarela</text:p>
            <text:p>4– Parda </text:p>
            <text:p>5– Indígena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PESO</text:p>
          </table:table-cell>
          <table:table-cell table:style-name="Default" office:value-type="string" calcext:value-type="string">
            <text:p>Peso ao nascer em gramas.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7">
          <table:table-cell table:style-name="ce11" office:value-type="string" calcext:value-type="string">
            <text:p>IDANOMAL</text:p>
          </table:table-cell>
          <table:table-cell table:style-name="Default" office:value-type="string" calcext:value-type="string">
            <text:p>Anomalia Detectada</text:p>
          </table:table-cell>
          <table:table-cell table:style-name="Default" office:value-type="string" calcext:value-type="string">
            <text:p>1– Sim</text:p>
            <text:p>2– Não </text:p>
            <text:p>9– Ignorado</text:p>
          </table:table-cell>
          <table:table-cell table:style-name="Default" office:value-type="string" calcext:value-type="string">
            <text:p>0- Nulo</text:p>
            <text:p>1– Sim</text:p>
            <text:p>2– Não </text:p>
            <text:p>88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DANOMAL</text:p>
          </table:table-cell>
          <table:table-cell table:style-name="Default" office:value-type="string" calcext:value-type="string">
            <text:p>Código da anomalia (CID 10)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01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CODMUNNATU</text:p>
          </table:table-cell>
          <table:table-cell table:style-name="ce30" office:value-type="string" calcext:value-type="string">
            <text:p>Código do município de naturalidade da mãe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5">
          <table:table-cell table:style-name="ce11" office:value-type="string" calcext:value-type="string">
            <text:p>ESCMAE2010</text:p>
          </table:table-cell>
          <table:table-cell table:style-name="Default" office:value-type="string" calcext:value-type="string">
            <text:p>Escolaridade 2010 Esc Mãe Serie Concl</text:p>
          </table:table-cell>
          <table:table-cell table:style-name="Default" office:value-type="string" calcext:value-type="string">
            <text:p>0 – Sem escolaridade </text:p>
            <text:p>1 – Fundamental I (1a a 4a série) </text:p>
            <text:p>2 – Fundamental II (5a a 8a série)</text:p>
            <text:p>3 – Médio (antigo 2o Grau) </text:p>
            <text:p>4 – Superior incompleto </text:p>
            <text:p>5 – Superior completo </text:p>
            <text:p>9 – Ignorado</text:p>
          </table:table-cell>
          <table:table-cell table:style-name="Default" office:value-type="string" calcext:value-type="string">
            <text:p>0 – Nulo</text:p>
            <text:p>1 – Sem escolaridade </text:p>
            <text:p>2 – Fundamental I (1a a 4a série) </text:p>
            <text:p>3 – Fundamental II (5a a 8a série)</text:p>
            <text:p>4 – Médio (antigo 2o Grau) </text:p>
            <text:p>5 – Superior incompleto </text:p>
            <text:p>6 – Superior completo </text:p>
            <text:p>88 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0':'1',</text:span></text:p>
            <text:p><text:span text:style-name="T1">'1':'2',</text:span></text:p>
            <text:p><text:span text:style-name="T1">'2':'3',</text:span></text:p>
            <text:p><text:span text:style-name="T1">'3’:’4’,</text:span></text:p>
            <text:p><text:span text:style-name="T1">'4’:’5’,</text:span></text:p>
            <text:p><text:span text:style-name="T1">'5’:’6’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SERIESCMAE</text:p>
          </table:table-cell>
          <table:table-cell table:style-name="Default" office:value-type="string" calcext:value-type="string">
            <text:p>Série escolar da mãe. Valores de 1 a 8.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9">
          <table:table-cell table:style-name="ce11" office:value-type="string" calcext:value-type="string">
            <text:p>ESCMAEAGR1</text:p>
          </table:table-cell>
          <table:table-cell table:style-name="ce28" office:value-type="string" calcext:value-type="string">
            <text:p>Escolaridade 2010 agregada. Esc Mãe Agregegado</text:p>
          </table:table-cell>
          <table:table-cell table:style-name="ce28" office:value-type="string" calcext:value-type="string">
            <text:p>00 – Sem Escolaridade</text:p>
            <text:p>01 – Fundamental I Incompleto </text:p>
            <text:p>02 – Fundamental I Completo</text:p>
            <text:p>03 – Fundamental II Incompleto </text:p>
            <text:p>04 – Fundamental II Completo </text:p>
            <text:p>05 – Ensino Médio Incompleto </text:p>
            <text:p>06 – Ensino Médio Completo </text:p>
            <text:p>07 – Superior Incompleto </text:p>
            <text:p>08 – Superior Completo</text:p>
            <text:p>09 – Ignorado </text:p>
            <text:p>10 – Fundamental I Incompleto ou Inespecífico</text:p>
            <text:p>11 – Fundamental II Incompleto ou Inespecífico </text:p>
            <text:p>12 – Ensino Médio Incompleto ou Inespecífico</text:p>
          </table:table-cell>
          <table:table-cell table:style-name="ce28" office:value-type="string" calcext:value-type="string">
            <text:p>0 – Nulo</text:p>
            <text:p>1 – Sem Escolaridade</text:p>
            <text:p>2 – Fundamental I Incompleto </text:p>
            <text:p>3 – Fundamental I Completo</text:p>
            <text:p>4 – Fundamental II Incompleto </text:p>
            <text:p>5 – Fundamental II Completo </text:p>
            <text:p>6 – Ensino Médio Incompleto </text:p>
            <text:p>7 – Ensino Médio Completo </text:p>
            <text:p>8 – Superior Incompleto </text:p>
            <text:p>9 – Superior Completo </text:p>
            <text:p>10 – Fundamental I Incompleto ou Inespecífico</text:p>
            <text:p>11 – Fundamental II Incompleto ou Inespecífico </text:p>
            <text:p>12 – Ensino Médio Incompleto ou Inespecífico</text:p>
            <text:p><text:span text:style-name="T2">88 – Ignorado</text:span></text:p>
            <text:p>99 -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0':'1',</text:span></text:p>
            <text:p><text:span text:style-name="T1">'1':'2',</text:span></text:p>
            <text:p><text:span text:style-name="T1">'2':'3',</text:span></text:p>
            <text:p><text:span text:style-name="T1">'3’:’4’,</text:span></text:p>
            <text:p><text:span text:style-name="T1">'4’:’5’,</text:span></text:p>
            <text:p><text:span text:style-name="T1">'5’:’6’,</text:span></text:p>
            <text:p><text:span text:style-name="T1">'6’:’7’,</text:span></text:p>
            <text:p><text:span text:style-name="T1">'7’:’8’,</text:span></text:p>
            <text:p><text:span text:style-name="T1">'8’:’9’,</text:span></text:p>
            <text:p><text:span text:style-name="T1">'9’:’88’,</text:span></text:p>
            <text:p><text:span text:style-name="T1">'10’:’11’,</text:span></text:p>
            <text:p><text:span text:style-name="T1">'11’:’12’,</text:span></text:p>
            <text:p><text:span text:style-name="T1">'12’:’13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DTNASCMAE</text:p>
          </table:table-cell>
          <table:table-cell table:style-name="Default" office:value-type="string" calcext:value-type="string">
            <text:p>Data de nascimento da mãe: dd mm aaaa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QTDGESTANT</text:p>
          </table:table-cell>
          <table:table-cell table:style-name="Default" office:value-type="string" calcext:value-type="string">
            <text:p>Número de gestações anteriores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QTDPARTNOR</text:p>
          </table:table-cell>
          <table:table-cell table:style-name="Default" office:value-type="string" calcext:value-type="string">
            <text:p>Número de partos vaginais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QTDPARTCES</text:p>
          </table:table-cell>
          <table:table-cell table:style-name="Default" office:value-type="string" calcext:value-type="string">
            <text:p>Número de partos cesáreos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IDADEPAI</text:p>
          </table:table-cell>
          <table:table-cell table:style-name="Default" office:value-type="string" calcext:value-type="string">
            <text:p>Idade do pai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DTULTMENST</text:p>
          </table:table-cell>
          <table:table-cell table:style-name="ce28" office:value-type="string" calcext:value-type="string">
            <text:p>Data da última menstruação (DUM): dd mm aaaa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ce57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SEMAGESTAC</text:p>
          </table:table-cell>
          <table:table-cell table:style-name="Default" office:value-type="string" calcext:value-type="string">
            <text:p>Número de semanas de gestação.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7">
          <table:table-cell table:style-name="ce11" office:value-type="string" calcext:value-type="string">
            <text:p>TPMETESTIM</text:p>
          </table:table-cell>
          <table:table-cell table:style-name="Default" office:value-type="string" calcext:value-type="string">
            <text:p>Método utilizado. Método Estimar</text:p>
          </table:table-cell>
          <table:table-cell table:style-name="Default" office:value-type="string" calcext:value-type="string">
            <text:p>1– Exame físico </text:p>
            <text:p>2– Outro método</text:p>
            <text:p>9– Ignorado</text:p>
          </table:table-cell>
          <table:table-cell table:style-name="Default" office:value-type="string" calcext:value-type="string">
            <text:p>0 – Nulo</text:p>
            <text:p>1– Exame físico </text:p>
            <text:p>2– Outro método</text:p>
            <text:p>88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 table:style-name="ce57" office:value-type="string" calcext:value-type="string">
            <text:p>A categoria 8 não esta definida no dicionario original (2977673 registros)</text:p>
            <text:p/>
          </table:table-cell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CONSPRENAT</text:p>
          </table:table-cell>
          <table:table-cell table:style-name="Default" office:value-type="string" calcext:value-type="string">
            <text:p>Número de consultas pré‐natal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MESPRENAT</text:p>
          </table:table-cell>
          <table:table-cell table:style-name="ce28" office:value-type="string" calcext:value-type="string">
            <text:p>Mês de gestação em que iniciou o pré‐natal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6">
          <table:table-cell table:style-name="ce11" office:value-type="string" calcext:value-type="string">
            <text:p>TPAPRESENT</text:p>
          </table:table-cell>
          <table:table-cell table:style-name="Default" office:value-type="string" calcext:value-type="string">
            <text:p>Tipo de apresentação do RN</text:p>
          </table:table-cell>
          <table:table-cell table:style-name="Default" office:value-type="string" calcext:value-type="string">
            <text:p>1– Cefálico </text:p>
            <text:p>2– Pélvica ou podálica</text:p>
            <text:p>3– Transversa </text:p>
            <text:p>9– Ignorado</text:p>
          </table:table-cell>
          <table:table-cell table:style-name="Default" office:value-type="string" calcext:value-type="string">
            <text:p>0 – Nulo</text:p>
            <text:p>1– Cefálico </text:p>
            <text:p>2– Pélvica ou podálica</text:p>
            <text:p>3– Transversa </text:p>
            <text:p>88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6">
          <table:table-cell table:style-name="ce11" office:value-type="string" calcext:value-type="string">
            <text:p>STTRABPART</text:p>
          </table:table-cell>
          <table:table-cell table:style-name="Default" office:value-type="string" calcext:value-type="string">
            <text:p>Trabalho de parto induzido?</text:p>
          </table:table-cell>
          <table:table-cell table:style-name="Default" office:value-type="string" calcext:value-type="string">
            <text:p>1– Sim</text:p>
            <text:p>2– Não</text:p>
            <text:p>3– Não se aplica </text:p>
            <text:p>9– Ignorado</text:p>
          </table:table-cell>
          <table:table-cell table:style-name="Default" office:value-type="string" calcext:value-type="string">
            <text:p>0 – Nulo</text:p>
            <text:p>1– Sim</text:p>
            <text:p>2– Não</text:p>
            <text:p>3– Não se aplica </text:p>
            <text:p>88– Ignorado</text:p>
            <text:p>99-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6">
          <table:table-cell table:style-name="ce11" office:value-type="string" calcext:value-type="string">
            <text:p>STCESPARTO</text:p>
          </table:table-cell>
          <table:table-cell table:style-name="ce28" office:value-type="string" calcext:value-type="string">
            <text:p>Cesárea ocorreu antes do trabalho de parto iniciar? Cesárea Ocorr Tparto</text:p>
          </table:table-cell>
          <table:table-cell table:style-name="Default" office:value-type="string" calcext:value-type="string">
            <text:p>1– Sim </text:p>
            <text:p>2– Não </text:p>
            <text:p>3– Não se aplica </text:p>
            <text:p>9– Ignorado.</text:p>
          </table:table-cell>
          <table:table-cell table:style-name="Default" office:value-type="string" calcext:value-type="string">
            <text:p>0 - Nulo</text:p>
            <text:p>1– Sim </text:p>
            <text:p>2– Não </text:p>
            <text:p>3– Não se aplica </text:p>
            <text:p>88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PARIDADE</text:p>
          </table:table-cell>
          <table:table-cell table:style-name="Default" table:number-columns-repeated="3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office:value-type="string" calcext:value-type="string">
            <text:p>Não tem no dicionario original </text:p>
            <text:p/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TPROBSON</text:p>
          </table:table-cell>
          <table:table-cell table:style-name="ce28" office:value-type="string" calcext:value-type="string">
            <text:p>Código do Grupo de Robson, gerado pelo sistema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ce57" office:value-type="string" calcext:value-type="string">
            <text:p>2011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KOTELCHUCK</text:p>
          </table:table-cell>
          <table:table-cell table:style-name="Default" table:number-columns-repeated="3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office:value-type="string" calcext:value-type="string">
            <text:p>Não tem no dicionario original </text:p>
            <text:p/>
          </table:table-cell>
          <table:table-cell table:style-name="Default" office:value-type="string" calcext:value-type="string">
            <text:p>2016-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OPORT_DN</text:p>
          </table:table-cell>
          <table:table-cell table:style-name="Default" table:number-columns-repeated="3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 office:value-type="string" calcext:value-type="string">
            <text:p>Não tem no dicionario original </text:p>
            <text:p/>
          </table:table-cell>
          <table:table-cell table:style-name="ce57" office:value-type="float" office:value="2017" calcext:value-type="float">
            <text:p>2017</text:p>
          </table:table-cell>
          <table:table-cell table:style-name="Default" table:number-columns-repeated="571"/>
          <table:table-cell table:number-columns-repeated="444"/>
        </table:table-row>
        <table:table-row table:style-name="ro10">
          <table:table-cell table:style-name="ce11" office:value-type="string" calcext:value-type="string">
            <text:p>CODUFNATU</text:p>
          </table:table-cell>
          <table:table-cell table:style-name="Default" office:value-type="string" calcext:value-type="string">
            <text:p>Código da UF de naturalidade da mãe</text:p>
          </table:table-cell>
          <table:table-cell table:style-name="ce47" office:value-type="string" calcext:value-type="string">
            <text:p/>
            <text:p><text:span text:style-name="T1">11 – RO</text:span></text:p>
            <text:p><text:span text:style-name="T1">12 – AC</text:span></text:p>
            <text:p><text:span text:style-name="T1">13 – AM</text:span></text:p>
            <text:p><text:span text:style-name="T1">14 – RR</text:span></text:p>
            <text:p><text:span text:style-name="T1">15 – PA</text:span></text:p>
            <text:p><text:span text:style-name="T1">16 – AP</text:span></text:p>
            <text:p><text:span text:style-name="T1">17 – TO</text:span></text:p>
            <text:p><text:span text:style-name="T1">21 – MA</text:span></text:p>
            <text:p><text:span text:style-name="T1">22 – PI</text:span></text:p>
            <text:p><text:span text:style-name="T1">23 – CE</text:span></text:p>
            <text:p><text:span text:style-name="T1">24 – RN</text:span></text:p>
            <text:p><text:span text:style-name="T1">25 – PB</text:span></text:p>
            <text:p><text:span text:style-name="T1">26 – PE</text:span></text:p>
            <text:p><text:span text:style-name="T1">27 – AL</text:span></text:p>
            <text:p><text:span text:style-name="T1">28 – SE</text:span></text:p>
            <text:p><text:span text:style-name="T1">29 – BA</text:span></text:p>
            <text:p><text:span text:style-name="T1">31 – MG</text:span></text:p>
            <text:p><text:span text:style-name="T1">32 – ES</text:span></text:p>
            <text:p><text:span text:style-name="T1">33 – RJ</text:span></text:p>
            <text:p><text:span text:style-name="T1">35 – SP</text:span></text:p>
            <text:p><text:span text:style-name="T1">41 – PR</text:span></text:p>
            <text:p><text:span text:style-name="T1">42 – SC</text:span></text:p>
            <text:p><text:span text:style-name="T1">43 – RS</text:span></text:p>
            <text:p><text:span text:style-name="T1">50 – MS</text:span></text:p>
            <text:p><text:span text:style-name="T1">51 – MT</text:span></text:p>
            <text:p><text:span text:style-name="T1">52 – GO</text:span></text:p>
            <text:p><text:span text:style-name="T1">53 – DF</text:span></text:p>
          </table:table-cell>
          <table:table-cell table:style-name="ce47" office:value-type="string" calcext:value-type="string">
            <text:p><text:span text:style-name="T1">0 – Nulo</text:span></text:p>
            <text:p><text:span text:style-name="T1">11 – RO</text:span></text:p>
            <text:p><text:span text:style-name="T1">12 – AC</text:span></text:p>
            <text:p><text:span text:style-name="T1">13 – AM</text:span></text:p>
            <text:p><text:span text:style-name="T1">14 – RR</text:span></text:p>
            <text:p><text:span text:style-name="T1">15 – PA</text:span></text:p>
            <text:p><text:span text:style-name="T1">16 – AP</text:span></text:p>
            <text:p><text:span text:style-name="T1">17 – TO</text:span></text:p>
            <text:p><text:span text:style-name="T1">21 – MA</text:span></text:p>
            <text:p><text:span text:style-name="T1">22 – PI</text:span></text:p>
            <text:p><text:span text:style-name="T1">23 – CE</text:span></text:p>
            <text:p><text:span text:style-name="T1">24 – RN</text:span></text:p>
            <text:p><text:span text:style-name="T1">25 – PB</text:span></text:p>
            <text:p><text:span text:style-name="T1">26 – PE</text:span></text:p>
            <text:p><text:span text:style-name="T1">27 – AL</text:span></text:p>
            <text:p><text:span text:style-name="T1">28 – SE</text:span></text:p>
            <text:p><text:span text:style-name="T1">29 – BA</text:span></text:p>
            <text:p><text:span text:style-name="T1">31 – MG</text:span></text:p>
            <text:p><text:span text:style-name="T1">32 – ES</text:span></text:p>
            <text:p><text:span text:style-name="T1">33 – RJ</text:span></text:p>
            <text:p><text:span text:style-name="T1">35 – SP</text:span></text:p>
            <text:p><text:span text:style-name="T1">41 – PR</text:span></text:p>
            <text:p><text:span text:style-name="T1">42 – SC</text:span></text:p>
            <text:p><text:span text:style-name="T1">43 – RS</text:span></text:p>
            <text:p><text:span text:style-name="T1">50 – MS</text:span></text:p>
            <text:p><text:span text:style-name="T1">51 – MT</text:span></text:p>
            <text:p><text:span text:style-name="T1">52 – GO</text:span></text:p>
            <text:p><text:span text:style-name="T1">53 – DF</text:span></text:p>
            <text:p><text:span text:style-name="T1">99 – Inconsistência</text:span></text:p>
          </table:table-cell>
          <table:table-cell table:style-name="Default" office:value-type="string" calcext:value-type="string">
            <text:p>Byte</text:p>
          </table:table-cell>
          <table:table-cell table:style-name="ce60" office:value-type="string" calcext:value-type="string">
            <text:p><text:span text:style-name="T1">{</text:span></text:p>
            <text:p><text:span text:style-name="T1">'11':'11',</text:span></text:p>
            <text:p><text:span text:style-name="T1">'12':'12',</text:span></text:p>
            <text:p><text:span text:style-name="T1">'13':'13',</text:span></text:p>
            <text:p><text:span text:style-name="T1">'14':'14',</text:span></text:p>
            <text:p><text:span text:style-name="T1">'15':'15',</text:span></text:p>
            <text:p><text:span text:style-name="T1">'16':'16',</text:span></text:p>
            <text:p><text:span text:style-name="T1">'17':'17',</text:span></text:p>
            <text:p><text:span text:style-name="T1">'21':'21',</text:span></text:p>
            <text:p><text:span text:style-name="T1">'22':'22',</text:span></text:p>
            <text:p><text:span text:style-name="T1">'23':'23',</text:span></text:p>
            <text:p><text:span text:style-name="T1">'24':'24',</text:span></text:p>
            <text:p><text:span text:style-name="T1">'25':'25',</text:span></text:p>
            <text:p><text:span text:style-name="T1">'26':'26',</text:span></text:p>
            <text:p><text:span text:style-name="T1">'27':'27',</text:span></text:p>
            <text:p><text:span text:style-name="T1">'28':'28',</text:span></text:p>
            <text:p><text:span text:style-name="T1">'29':'29',</text:span></text:p>
            <text:p><text:span text:style-name="T1">'31':'31',</text:span></text:p>
            <text:p><text:span text:style-name="T1">'32':'32',</text:span></text:p>
            <text:p><text:span text:style-name="T1">'33':'33',</text:span></text:p>
            <text:p><text:span text:style-name="T1">'35':'35',</text:span></text:p>
            <text:p><text:span text:style-name="T1">'41':'41',</text:span></text:p>
            <text:p><text:span text:style-name="T1">'42':'42',</text:span></text:p>
            <text:p><text:span text:style-name="T1">'43':'43',</text:span></text:p>
            <text:p><text:span text:style-name="T1">'50':'50',</text:span></text:p>
            <text:p><text:span text:style-name="T1">'51':'51',</text:span></text:p>
            <text:p><text:span text:style-name="T1">'52':'52',</text:span></text:p>
            <text:p><text:span text:style-name="T1">'53':'53'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4">
          <table:table-cell table:style-name="ce11" office:value-type="string" calcext:value-type="string">
            <text:p>DIFDATA</text:p>
          </table:table-cell>
          <table:table-cell table:style-name="ce28" office:value-type="string" calcext:value-type="string">
            <text:p>Diferença entre a data de óbito e data do recebimento original</text:p>
            <text:p>da DO ([DTNASC] – [DTRECORIG])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4">
          <table:table-cell table:style-name="ce11" office:value-type="string" calcext:value-type="string">
            <text:p>NATURALMAE</text:p>
          </table:table-cell>
          <table:table-cell table:style-name="ce28" office:value-type="string" calcext:value-type="string">
            <text:p>Se a mãe for estrangeira, constará o código do país de</text:p>
            <text:p>Nascimento.</text:p>
          </table:table-cell>
          <table:table-cell table:style-name="Default" table:number-columns-repeated="2"/>
          <table:table-cell table:style-name="Default" office:value-type="string" calcext:value-type="string">
            <text:p>Integ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VERSAOSIST</text:p>
          </table:table-cell>
          <table:table-cell table:style-name="Default" office:value-type="string" calcext:value-type="string">
            <text:p>Versão do sistema</text:p>
          </table:table-cell>
          <table:table-cell table:style-name="Default" table:number-columns-repeated="2"/>
          <table:table-cell table:style-name="Default" office:value-type="string" calcext:value-type="string">
            <text:p>Stri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11">
          <table:table-cell table:style-name="ce5" office:value-type="string" calcext:value-type="string">
            <text:p>STDNNOVA</text:p>
          </table:table-cell>
          <table:table-cell table:style-name="ce17" office:value-type="string" calcext:value-type="string">
            <text:p>Status de DO Nova DN novo Modelo</text:p>
          </table:table-cell>
          <table:table-cell table:style-name="ce19" office:value-type="string" calcext:value-type="string">
            <text:p><text:span text:style-name="T2">0 – NÃO</text:span></text:p>
            <text:p>1 – SIM</text:p>
            <text:p/>
          </table:table-cell>
          <table:table-cell table:style-name="ce19" office:value-type="string" calcext:value-type="string">
            <text:p><text:span text:style-name="T2">0 – Nulo</text:span></text:p>
            <text:p><text:span text:style-name="T2">1 – SIM</text:span></text:p>
            <text:p>2 – NÃO</text:p>
            <text:p>99 – Inconsistência</text:p>
          </table:table-cell>
          <table:table-cell table:style-name="ce17" office:value-type="string" calcext:value-type="string">
            <text:p>Byte</text:p>
          </table:table-cell>
          <table:table-cell table:style-name="ce60" office:value-type="string" calcext:value-type="string">
            <text:p><text:span text:style-name="T1">{</text:span></text:p>
            <text:p><text:span text:style-name="T1">'0':'2',</text:span></text:p>
            <text:p><text:span text:style-name="T1">'1':'1'</text:span></text:p>
            <text:p><text:span text:style-name="T1">}</text:span></text:p>
          </table:table-cell>
          <table:table-cell table:style-name="ce17"/>
          <table:table-cell/>
          <table:table-cell table:style-name="ce17" office:value-type="string" calcext:value-type="string">
            <text:p>2013-2015 / 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8">
          <table:table-cell table:style-name="ce11" office:value-type="string" calcext:value-type="string">
            <text:p>TPNASCASSI</text:p>
          </table:table-cell>
          <table:table-cell table:style-name="ce28" office:value-type="string" calcext:value-type="string">
            <text:p>Nascimento foi assistido por? Nasc Assistido</text:p>
          </table:table-cell>
          <table:table-cell table:style-name="Default" office:value-type="string" calcext:value-type="string">
            <text:p>1– Médico</text:p>
            <text:p>2–Enfermeira/obstetriz</text:p>
            <text:p>3– Parteira</text:p>
            <text:p>4– Outros</text:p>
            <text:p>9– Ignorado</text:p>
          </table:table-cell>
          <table:table-cell table:style-name="Default" office:value-type="string" calcext:value-type="string">
            <text:p>0 - Nulo</text:p>
            <text:p>1– Médico</text:p>
            <text:p>2–Enfermeira/obstetriz</text:p>
            <text:p>3– Parteira</text:p>
            <text:p>4– Outros</text:p>
            <text:p>88– Ignorado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':'4',</text:span></text:p>
            <text:p><text:span text:style-name="T1">'9’:’88’</text:span></text:p>
            <text:p><text:span text:style-name="T1">}</text:span></text:p>
          </table:table-cell>
          <table:table-cell table:style-name="Default"/>
          <table:table-cell/>
          <table:table-cell table:style-name="Default" office:value-type="string" calcext:value-type="string">
            <text:p>2011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NUMEROLOTE</text:p>
          </table:table-cell>
          <table:table-cell table:style-name="Default" office:value-type="string" calcext:value-type="string">
            <text:p>Número do lote</text:p>
          </table:table-cell>
          <table:table-cell table:style-name="Default" table:number-columns-repeated="2"/>
          <table:table-cell table:style-name="Default" office:value-type="string" calcext:value-type="string">
            <text:p>Long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8">
          <table:table-cell table:style-name="ce11" office:value-type="string" calcext:value-type="string">
            <text:p>RACACORN</text:p>
          </table:table-cell>
          <table:table-cell table:style-name="Default" office:value-type="string" calcext:value-type="string">
            <text:p>Raca Cor Nascido</text:p>
          </table:table-cell>
          <table:table-cell table:style-name="Default" office:value-type="string" calcext:value-type="string">
            <text:p>1– Branca </text:p>
            <text:p>2– Preta </text:p>
            <text:p>3– Amarela</text:p>
            <text:p>4– Parda </text:p>
            <text:p>5– Indígena</text:p>
          </table:table-cell>
          <table:table-cell table:style-name="Default" office:value-type="string" calcext:value-type="string">
            <text:p>0 - Nulo</text:p>
            <text:p>1– Branca </text:p>
            <text:p>2– Preta </text:p>
            <text:p>3– Amarela</text:p>
            <text:p>4– Parda </text:p>
            <text:p>5– Indígena</text:p>
            <text:p>99 – Inconsistência</text:p>
          </table:table-cell>
          <table:table-cell table:style-name="Default" office:value-type="string" calcext:value-type="string">
            <text:p>Byte</text:p>
          </table:table-cell>
          <table:table-cell table:style-name="ce5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’:’4’,</text:span></text:p>
            <text:p><text:span text:style-name="T1">'5’:’5’</text:span></text:p>
            <text:p><text:span text:style-name="T1">}</text:span></text:p>
          </table:table-cell>
          <table:table-cell table:style-name="Default"/>
          <table:table-cell table:style-name="ce28" office:value-type="string" calcext:value-type="string">
            <text:p>Variável não encontrada no dicionario original, foi tomado como criterio a variavel RACACOR definida no dicionario original</text:p>
            <text:p/>
          </table:table-cell>
          <table:table-cell table:style-name="Default" office:value-type="string" calcext:value-type="string">
            <text:p>2011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1">
          <table:table-cell table:style-name="ce11" office:value-type="string" calcext:value-type="string">
            <text:p>DTCADASTRO</text:p>
          </table:table-cell>
          <table:table-cell table:style-name="Default" office:value-type="string" calcext:value-type="string">
            <text:p>Data do cadastro da DN no sistema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3">
          <table:table-cell table:style-name="ce11" office:value-type="string" calcext:value-type="string">
            <text:p>DTRECEBIM</text:p>
          </table:table-cell>
          <table:table-cell table:style-name="ce28" office:value-type="string" calcext:value-type="string">
            <text:p>Data do último recebimento do lote, dada pelo Sisnet.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2013-2015 / 2017</text:p>
          </table:table-cell>
          <table:table-cell table:style-name="Default" table:number-columns-repeated="571"/>
          <table:table-cell table:number-columns-repeated="444"/>
        </table:table-row>
        <table:table-row table:style-name="ro11">
          <table:table-cell table:style-name="ce5" office:value-type="string" calcext:value-type="string">
            <text:p>STDNEPIDEM</text:p>
          </table:table-cell>
          <table:table-cell table:style-name="ce19" office:value-type="string" calcext:value-type="string">
            <text:p>Status de DO Epidemiológica. DN Epidemiologica</text:p>
          </table:table-cell>
          <table:table-cell table:style-name="ce17" office:value-type="string" calcext:value-type="string">
            <text:p/>
            <text:p>0 – NÃO</text:p>
            <text:p><text:span text:style-name="T2">1 – SIM</text:span></text:p>
          </table:table-cell>
          <table:table-cell table:style-name="ce17" office:value-type="string" calcext:value-type="string">
            <text:p>0 - Nulo</text:p>
            <text:p>1 – SIM</text:p>
            <text:p><text:span text:style-name="T2">2 – NÃO</text:span></text:p>
            <text:p><text:span text:style-name="T2">99 – Inconsistência</text:span></text:p>
          </table:table-cell>
          <table:table-cell table:style-name="ce17" office:value-type="string" calcext:value-type="string">
            <text:p>Byte</text:p>
          </table:table-cell>
          <table:table-cell table:style-name="ce60" office:value-type="string" calcext:value-type="string">
            <text:p><text:span text:style-name="T1">{</text:span></text:p>
            <text:p><text:span text:style-name="T1">'0':'2',</text:span></text:p>
            <text:p><text:span text:style-name="T1">'1':'1'</text:span></text:p>
            <text:p><text:span text:style-name="T1">}</text:span></text:p>
          </table:table-cell>
          <table:table-cell table:style-name="ce17"/>
          <table:table-cell/>
          <table:table-cell table:style-name="ce17" office:value-type="string" calcext:value-type="string">
            <text:p>2013-2015 / 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ID_CIDACS_SINASC_V3</text:p>
          </table:table-cell>
          <table:table-cell table:style-name="ce17" office:value-type="string" calcext:value-type="string">
            <text:p>ID CIDACS </text:p>
          </table:table-cell>
          <table:table-cell table:style-name="ce17" table:number-columns-repeated="2"/>
          <table:table-cell table:style-name="ce17" office:value-type="string" calcext:value-type="string">
            <text:p>Integer</text:p>
          </table:table-cell>
          <table:table-cell table:style-name="ce17" table:number-columns-repeated="3"/>
          <table:table-cell table:style-name="ce17" office:value-type="string" calcext:value-type="string">
            <text:p>2001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0">
          <table:table-cell table:style-name="ce5" office:value-type="string" calcext:value-type="string">
            <text:p>CODESTOCOR</text:p>
          </table:table-cell>
          <table:table-cell table:style-name="ce17" office:value-type="string" calcext:value-type="string">
            <text:p>Código da UF de ocorrência</text:p>
          </table:table-cell>
          <table:table-cell table:style-name="ce47" office:value-type="string" calcext:value-type="string">
            <text:p/>
            <text:p><text:span text:style-name="T1">11 – RO</text:span></text:p>
            <text:p><text:span text:style-name="T1">12 – AC</text:span></text:p>
            <text:p><text:span text:style-name="T1">13 – AM</text:span></text:p>
            <text:p><text:span text:style-name="T1">14 – RR</text:span></text:p>
            <text:p><text:span text:style-name="T1">15 – PA</text:span></text:p>
            <text:p><text:span text:style-name="T1">16 – AP</text:span></text:p>
            <text:p><text:span text:style-name="T1">17 – TO</text:span></text:p>
            <text:p><text:span text:style-name="T1">21 – MA</text:span></text:p>
            <text:p><text:span text:style-name="T1">22 – PI</text:span></text:p>
            <text:p><text:span text:style-name="T1">23 – CE</text:span></text:p>
            <text:p><text:span text:style-name="T1">24 – RN</text:span></text:p>
            <text:p><text:span text:style-name="T1">25 – PB</text:span></text:p>
            <text:p><text:span text:style-name="T1">26 – PE</text:span></text:p>
            <text:p><text:span text:style-name="T1">27 – AL</text:span></text:p>
            <text:p><text:span text:style-name="T1">28 – SE</text:span></text:p>
            <text:p><text:span text:style-name="T1">29 – BA</text:span></text:p>
            <text:p><text:span text:style-name="T1">31 – MG</text:span></text:p>
            <text:p><text:span text:style-name="T1">32 – ES</text:span></text:p>
            <text:p><text:span text:style-name="T1">33 – RJ</text:span></text:p>
            <text:p><text:span text:style-name="T1">35 – SP</text:span></text:p>
            <text:p><text:span text:style-name="T1">41 – PR</text:span></text:p>
            <text:p><text:span text:style-name="T1">42 – SC</text:span></text:p>
            <text:p><text:span text:style-name="T1">43 – RS</text:span></text:p>
            <text:p><text:span text:style-name="T1">50 – MS</text:span></text:p>
            <text:p><text:span text:style-name="T1">51 – MT</text:span></text:p>
            <text:p><text:span text:style-name="T1">52 – GO</text:span></text:p>
            <text:p><text:span text:style-name="T1">53 – DF</text:span></text:p>
          </table:table-cell>
          <table:table-cell table:style-name="ce47" office:value-type="string" calcext:value-type="string">
            <text:p><text:span text:style-name="T1">0 – Nulo</text:span></text:p>
            <text:p><text:span text:style-name="T1">11 – RO</text:span></text:p>
            <text:p><text:span text:style-name="T1">12 – AC</text:span></text:p>
            <text:p><text:span text:style-name="T1">13 – AM</text:span></text:p>
            <text:p><text:span text:style-name="T1">14 – RR</text:span></text:p>
            <text:p><text:span text:style-name="T1">15 – PA</text:span></text:p>
            <text:p><text:span text:style-name="T1">16 – AP</text:span></text:p>
            <text:p><text:span text:style-name="T1">17 – TO</text:span></text:p>
            <text:p><text:span text:style-name="T1">21 – MA</text:span></text:p>
            <text:p><text:span text:style-name="T1">22 – PI</text:span></text:p>
            <text:p><text:span text:style-name="T1">23 – CE</text:span></text:p>
            <text:p><text:span text:style-name="T1">24 – RN</text:span></text:p>
            <text:p><text:span text:style-name="T1">25 – PB</text:span></text:p>
            <text:p><text:span text:style-name="T1">26 – PE</text:span></text:p>
            <text:p><text:span text:style-name="T1">27 – AL</text:span></text:p>
            <text:p><text:span text:style-name="T1">28 – SE</text:span></text:p>
            <text:p><text:span text:style-name="T1">29 – BA</text:span></text:p>
            <text:p><text:span text:style-name="T1">31 – MG</text:span></text:p>
            <text:p><text:span text:style-name="T1">32 – ES</text:span></text:p>
            <text:p><text:span text:style-name="T1">33 – RJ</text:span></text:p>
            <text:p><text:span text:style-name="T1">35 – SP</text:span></text:p>
            <text:p><text:span text:style-name="T1">41 – PR</text:span></text:p>
            <text:p><text:span text:style-name="T1">42 – SC</text:span></text:p>
            <text:p><text:span text:style-name="T1">43 – RS</text:span></text:p>
            <text:p><text:span text:style-name="T1">50 – MS</text:span></text:p>
            <text:p><text:span text:style-name="T1">51 – MT</text:span></text:p>
            <text:p><text:span text:style-name="T1">52 – GO</text:span></text:p>
            <text:p><text:span text:style-name="T1">53 – DF</text:span></text:p>
            <text:p><text:span text:style-name="T1">99 – Inconsistência</text:span></text:p>
          </table:table-cell>
          <table:table-cell table:style-name="ce17" office:value-type="string" calcext:value-type="string">
            <text:p>Byte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2011-2012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2">
          <table:table-cell table:style-name="ce5" office:value-type="string" calcext:value-type="string">
            <text:p>REGIAO</text:p>
          </table:table-cell>
          <table:table-cell table:style-name="ce20" office:value-type="string" calcext:value-type="string">
            <text:p>VARIAVEL CRIADA PELO CIDACS</text:p>
          </table:table-cell>
          <table:table-cell table:style-name="ce27" office:value-type="string" calcext:value-type="string">
            <text:p/>
            <text:p><text:span text:style-name="T3">0 – Nulo</text:span></text:p>
            <text:p><text:span text:style-name="T3">1 – Norte </text:span></text:p>
            <text:p><text:span text:style-name="T3">2 – Nordeste </text:span></text:p>
            <text:p><text:span text:style-name="T3">3 – Sudeste </text:span></text:p>
            <text:p><text:span text:style-name="T3">4 – Sul</text:span></text:p>
            <text:p><text:span text:style-name="T3">5 – Centro-Oeste</text:span></text:p>
            <text:p><text:span text:style-name="T3">99 – Inconsistência </text:span></text:p>
          </table:table-cell>
          <table:table-cell table:style-name="ce27" office:value-type="string" calcext:value-type="string">
            <text:p/>
            <text:p><text:span text:style-name="T3">0 – Nulo</text:span></text:p>
            <text:p><text:span text:style-name="T3">1 – Norte </text:span></text:p>
            <text:p><text:span text:style-name="T3">2 – Nordeste </text:span></text:p>
            <text:p><text:span text:style-name="T3">3 – Sudeste </text:span></text:p>
            <text:p><text:span text:style-name="T3">4 – Sul</text:span></text:p>
            <text:p><text:span text:style-name="T3">5 – Centro-Oeste</text:span></text:p>
            <text:p><text:span text:style-name="T3">99 – Inconsistência </text:span></text:p>
          </table:table-cell>
          <table:table-cell table:style-name="ce17" office:value-type="string" calcext:value-type="string">
            <text:p>Byte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2001-2015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NOMERNASC_ORIGINAL</text:p>
          </table:table-cell>
          <table:table-cell table:style-name="ce17" table:number-columns-repeated="3"/>
          <table:table-cell table:style-name="ce17" office:value-type="string" calcext:value-type="string">
            <text:p>String</text:p>
          </table:table-cell>
          <table:table-cell table:style-name="ce17" table:number-columns-repeated="3"/>
          <table:table-cell table:style-name="ce17" office:value-type="string" calcext:value-type="string">
            <text:p>2001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RECUPERADOS</text:p>
          </table:table-cell>
          <table:table-cell table:style-name="ce17" table:number-columns-repeated="3"/>
          <table:table-cell table:style-name="ce17" office:value-type="string" calcext:value-type="string">
            <text:p>String</text:p>
          </table:table-cell>
          <table:table-cell table:style-name="ce17" table:number-columns-repeated="3"/>
          <table:table-cell table:style-name="ce17" office:value-type="string" calcext:value-type="string">
            <text:p>2001-2015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NUMSUSMAE</text:p>
          </table:table-cell>
          <table:table-cell table:style-name="ce17" office:value-type="string" calcext:value-type="string">
            <text:p>Número do cartão SUS da mãe</text:p>
          </table:table-cell>
          <table:table-cell table:style-name="ce17" table:number-columns-repeated="2"/>
          <table:table-cell table:style-name="ce17" office:value-type="string" calcext:value-type="string">
            <text:p>Long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2001-2012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ESCMAEAGR2</text:p>
          </table:table-cell>
          <table:table-cell table:style-name="ce17" office:value-type="string" calcext:value-type="string">
            <text:p>Não definido no dicionário</text:p>
          </table:table-cell>
          <table:table-cell table:style-name="ce17" table:number-columns-repeated="2"/>
          <table:table-cell table:style-name="ce17" office:value-type="string" calcext:value-type="string">
            <text:p>String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2011-2012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ANO_BASE</text:p>
          </table:table-cell>
          <table:table-cell table:style-name="ce17" table:number-columns-repeated="3"/>
          <table:table-cell table:style-name="ce17" office:value-type="string" calcext:value-type="string">
            <text:p>String</text:p>
          </table:table-cell>
          <table:table-cell table:style-name="ce17" table:number-columns-repeated="3"/>
          <table:table-cell table:style-name="ce17" office:value-type="string" calcext:value-type="string">
            <text:p>2001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" office:value-type="string" calcext:value-type="string">
            <text:p>NOMEMAE_ORIGINAL</text:p>
          </table:table-cell>
          <table:table-cell table:style-name="ce17" table:number-columns-repeated="3"/>
          <table:table-cell table:style-name="ce17" office:value-type="string" calcext:value-type="string">
            <text:p>String</text:p>
          </table:table-cell>
          <table:table-cell table:style-name="ce17" table:number-columns-repeated="3"/>
          <table:table-cell table:style-name="ce17" office:value-type="string" calcext:value-type="string">
            <text:p>2001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3">
          <table:table-cell table:style-name="ce5" office:value-type="string" calcext:value-type="string">
            <text:p>DTRECORIGA</text:p>
          </table:table-cell>
          <table:table-cell table:style-name="ce19" office:value-type="string" calcext:value-type="string">
            <text:p>Data do 1o recebimento do lote, dada pelo Sisnet.</text:p>
          </table:table-cell>
          <table:table-cell table:style-name="ce17" table:number-columns-repeated="2"/>
          <table:table-cell table:style-name="ce17" office:value-type="string" calcext:value-type="string">
            <text:p>Date</text:p>
          </table:table-cell>
          <table:table-cell table:style-name="ce17" table:number-columns-repeated="2"/>
          <table:table-cell/>
          <table:table-cell table:style-name="ce17" office:value-type="string" calcext:value-type="string">
            <text:p>2013-2017</text:p>
          </table:table-cell>
          <table:table-cell table:style-name="ce17" table:number-columns-repeated="571"/>
          <table:table-cell table:style-name="ce39" table:number-columns-repeated="441"/>
          <table:table-cell table:style-name="ce17" table:number-columns-repeated="3"/>
        </table:table-row>
        <table:table-row table:style-name="ro1">
          <table:table-cell table:style-name="ce51"/>
          <table:table-cell table:style-name="ce54" table:number-columns-repeated="7"/>
          <table:table-cell table:style-name="Default" table:number-columns-repeated="572"/>
          <table:table-cell table:number-columns-repeated="444"/>
        </table:table-row>
        <table:table-row table:style-name="ro1" table:number-rows-repeated="21">
          <table:table-cell/>
          <table:table-cell table:style-name="Default" table:number-columns-repeated="6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2">
          <table:table-cell/>
          <table:table-cell table:style-name="ce11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>
          <table:table-cell table:style-name="ce25"/>
          <table:table-cell table:style-name="ce11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49">
          <table:table-cell/>
          <table:table-cell table:style-name="ce11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>
          <table:table-cell table:style-name="ce25"/>
          <table:table-cell table:style-name="ce11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38">
          <table:table-cell/>
          <table:table-cell table:style-name="ce11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2">
          <table:table-cell/>
          <table:table-cell table:style-name="ce4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23">
          <table:table-cell table:number-columns-repeated="2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>
          <table:table-cell/>
          <table:table-cell table:style-name="ce25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49">
          <table:table-cell table:number-columns-repeated="2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>
          <table:table-cell/>
          <table:table-cell table:style-name="ce25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98">
          <table:table-cell table:number-columns-repeated="2"/>
          <table:table-cell table:style-name="Default" table:number-columns-repeated="5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120">
          <table:table-cell/>
          <table:table-cell table:style-name="Default" table:number-columns-repeated="6"/>
          <table:table-cell/>
          <table:table-cell table:style-name="Default" table:number-columns-repeated="572"/>
          <table:table-cell table:number-columns-repeated="444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7:03:20.024721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9:21:31.176558885</meta:creation-date>
    <dc:date>2019-04-17T17:01:34.985081401</dc:date>
    <meta:editing-duration>P8DT1H6M53S</meta:editing-duration>
    <meta:editing-cycles>44</meta:editing-cycles>
    <meta:generator>LibreOffice/5.3.6.1$Linux_X86_64 LibreOffice_project/30$Build-1</meta:generator>
    <meta:document-statistic meta:table-count="1" meta:cell-count="438" meta:object-count="0"/>
  </office:meta>
</office:document-meta>
</file>